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2pt"/>
    </style:style>
    <style:style style:name="co3" style:family="table-column">
      <style:table-column-properties fo:break-before="auto" style:column-width="110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conv size</text:p>
          </table:table-cell>
          <table:table-cell office:value-type="string" calcext:value-type="string">
            <text:p>signal dimension</text:p>
          </table:table-cell>
          <table:table-cell office:value-type="string" calcext:value-type="string">
            <text:p>filter dimension 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((([.H7]*2)+([.G7]-1)))" office:value-type="float" office:value="147442" calcext:value-type="float">
            <text:p>1474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table:formula="of:=((([.E8]*2)+([.C8]-2)))" office:value-type="float" office:value="65533" calcext:value-type="float">
            <text:p>6553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(([.H8]*2)+([.G8]-1)))" office:value-type="float" office:value="73714" calcext:value-type="float">
            <text:p>7371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D7]-([.C8]-1)))/2" office:value-type="float" office:value="8190" calcext:value-type="float">
            <text:p>8190</text:p>
          </table:table-cell>
          <table:table-cell table:formula="of:=((([.E9]*2)+([.C9]-2)))" office:value-type="float" office:value="32765" calcext:value-type="float">
            <text:p>32765</text:p>
          </table:table-cell>
          <table:table-cell/>
          <table:table-cell table:formula="of:=[.G9]" office:value-type="float" office:value="15" calcext:value-type="float">
            <text:p>15</text:p>
          </table:table-cell>
          <table:table-cell table:formula="of:=((([.H9]*2)+([.G9]-1)))" office:value-type="float" office:value="36850" calcext:value-type="float">
            <text:p>36850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]" office:value-type="float" office:value="5" calcext:value-type="float">
            <text:p>5</text:p>
          </table:table-cell>
          <table:table-cell table:formula="of:=(([.D8]-([.C9]-1)))/2" office:value-type="float" office:value="4093" calcext:value-type="float">
            <text:p>4093</text:p>
          </table:table-cell>
          <table:table-cell table:formula="of:=((([.E10]*2)+([.C10]-2)))" office:value-type="float" office:value="16381" calcext:value-type="float">
            <text:p>16381</text:p>
          </table:table-cell>
          <table:table-cell/>
          <table:table-cell table:formula="of:=[.G10]" office:value-type="float" office:value="15" calcext:value-type="float">
            <text:p>15</text:p>
          </table:table-cell>
          <table:table-cell table:formula="of:=((([.H10]*2)+([.G10]-1)))" office:value-type="float" office:value="18418" calcext:value-type="float">
            <text:p>18418</text:p>
          </table:table-cell>
          <table:table-cell table:formula="of:=[.I8]+24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9]" office:value-type="float" office:value="5" calcext:value-type="float">
            <text:p>5</text:p>
          </table:table-cell>
          <table:table-cell table:formula="of:=(([.D9]-([.C10]-1)))/2" office:value-type="float" office:value="2044.5" calcext:value-type="float">
            <text:p>2044.5</text:p>
          </table:table-cell>
          <table:table-cell table:formula="of:=((([.E11]*2)+([.C11]-2)))" office:value-type="float" office:value="8189" calcext:value-type="float">
            <text:p>8189</text:p>
          </table:table-cell>
          <table:table-cell/>
          <table:table-cell table:formula="of:=[.G11]" office:value-type="float" office:value="15" calcext:value-type="float">
            <text:p>15</text:p>
          </table:table-cell>
          <table:table-cell table:formula="of:=((([.H11]*2)+([.G11]-1)))" office:value-type="float" office:value="9202" calcext:value-type="float">
            <text:p>9202</text:p>
          </table:table-cell>
          <table:table-cell table:formula="of:=[.I9]+24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0]" office:value-type="float" office:value="5" calcext:value-type="float">
            <text:p>5</text:p>
          </table:table-cell>
          <table:table-cell table:formula="of:=(([.D10]-([.C11]-1)))/2" office:value-type="float" office:value="1020.25" calcext:value-type="float">
            <text:p>1020.25</text:p>
          </table:table-cell>
          <table:table-cell table:formula="of:=((([.E12]*2)+([.C12]-2)))" office:value-type="float" office:value="4093" calcext:value-type="float">
            <text:p>4093</text:p>
          </table:table-cell>
          <table:table-cell/>
          <table:table-cell table:formula="of:=[.G12]" office:value-type="float" office:value="15" calcext:value-type="float">
            <text:p>15</text:p>
          </table:table-cell>
          <table:table-cell table:formula="of:=((([.H12]*2)+([.G12]-1)))" office:value-type="float" office:value="4594" calcext:value-type="float">
            <text:p>4594</text:p>
          </table:table-cell>
          <table:table-cell table:formula="of:=[.I10]+24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1]" office:value-type="float" office:value="5" calcext:value-type="float">
            <text:p>5</text:p>
          </table:table-cell>
          <table:table-cell table:formula="of:=(([.D11]-([.C12]-1)))/2" office:value-type="float" office:value="508.125" calcext:value-type="float">
            <text:p>508.125</text:p>
          </table:table-cell>
          <table:table-cell table:formula="of:=((([.E13]*2)+([.C13]-2)))" office:value-type="float" office:value="2045" calcext:value-type="float">
            <text:p>2045</text:p>
          </table:table-cell>
          <table:table-cell/>
          <table:table-cell table:formula="of:=[.G13]" office:value-type="float" office:value="15" calcext:value-type="float">
            <text:p>15</text:p>
          </table:table-cell>
          <table:table-cell table:formula="of:=((([.H13]*2)+([.G13]-1)))" office:value-type="float" office:value="2290" calcext:value-type="float">
            <text:p>2290</text:p>
          </table:table-cell>
          <table:table-cell table:formula="of:=[.I11]+24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2]" office:value-type="float" office:value="5" calcext:value-type="float">
            <text:p>5</text:p>
          </table:table-cell>
          <table:table-cell table:formula="of:=(([.D12]-([.C13]-1)))/2" office:value-type="float" office:value="252.0625" calcext:value-type="float">
            <text:p>252.0625</text:p>
          </table:table-cell>
          <table:table-cell table:formula="of:=((([.E14]*2)+([.C14]-2)))" office:value-type="float" office:value="1021" calcext:value-type="float">
            <text:p>1021</text:p>
          </table:table-cell>
          <table:table-cell/>
          <table:table-cell table:formula="of:=[.G14]" office:value-type="float" office:value="15" calcext:value-type="float">
            <text:p>15</text:p>
          </table:table-cell>
          <table:table-cell table:formula="of:=((([.H14]*2)+([.G14]-1)))" office:value-type="float" office:value="1138" calcext:value-type="float">
            <text:p>1138</text:p>
          </table:table-cell>
          <table:table-cell table:formula="of:=[.I12]+24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3]" office:value-type="float" office:value="5" calcext:value-type="float">
            <text:p>5</text:p>
          </table:table-cell>
          <table:table-cell table:formula="of:=(([.D13]-([.C14]-1)))/2" office:value-type="float" office:value="124.03125" calcext:value-type="float">
            <text:p>124.03125</text:p>
          </table:table-cell>
          <table:table-cell table:formula="of:=((([.E15]*2)+([.C15]-2)))" office:value-type="float" office:value="509" calcext:value-type="float">
            <text:p>509</text:p>
          </table:table-cell>
          <table:table-cell/>
          <table:table-cell table:formula="of:=[.G15]" office:value-type="float" office:value="15" calcext:value-type="float">
            <text:p>15</text:p>
          </table:table-cell>
          <table:table-cell table:formula="of:=((([.H15]*2)+([.G15]-1)))" office:value-type="float" office:value="562" calcext:value-type="float">
            <text:p>562</text:p>
          </table:table-cell>
          <table:table-cell table:formula="of:=[.I13]+24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4]" office:value-type="float" office:value="5" calcext:value-type="float">
            <text:p>5</text:p>
          </table:table-cell>
          <table:table-cell table:formula="of:=(([.D14]-([.C15]-1)))/2" office:value-type="float" office:value="60.015625" calcext:value-type="float">
            <text:p>60.015625</text:p>
          </table:table-cell>
          <table:table-cell table:formula="of:=((([.E16]*2)+([.C16]-2)))" office:value-type="float" office:value="253" calcext:value-type="float">
            <text:p>253</text:p>
          </table:table-cell>
          <table:table-cell/>
          <table:table-cell table:formula="of:=[.G16]" office:value-type="float" office:value="15" calcext:value-type="float">
            <text:p>15</text:p>
          </table:table-cell>
          <table:table-cell table:formula="of:=((([.H16]*2)+([.G16]-1)))" office:value-type="float" office:value="274" calcext:value-type="float">
            <text:p>274</text:p>
          </table:table-cell>
          <table:table-cell table:formula="of:=[.I14]+24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5]" office:value-type="float" office:value="5" calcext:value-type="float">
            <text:p>5</text:p>
          </table:table-cell>
          <table:table-cell table:formula="of:=(([.D15]-([.C16]-1)))/2" office:value-type="float" office:value="28.0078125" calcext:value-type="float">
            <text:p>28.0078125</text:p>
          </table:table-cell>
          <table:table-cell table:formula="of:=((([.E17]*2)+([.C17]-2)))" office:value-type="float" office:value="125" calcext:value-type="float">
            <text:p>125</text:p>
          </table:table-cell>
          <table:table-cell/>
          <table:table-cell table:formula="of:=[.G17]" office:value-type="float" office:value="15" calcext:value-type="float">
            <text:p>15</text:p>
          </table:table-cell>
          <table:table-cell table:formula="of:=((([.H17]*2)+([.G17]-1)))" office:value-type="float" office:value="130" calcext:value-type="float">
            <text:p>130</text:p>
          </table:table-cell>
          <table:table-cell table:formula="of:=[.I15]+24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6]" office:value-type="float" office:value="5" calcext:value-type="float">
            <text:p>5</text:p>
          </table:table-cell>
          <table:table-cell table:formula="of:=(([.D16]-([.C17]-1)))/2" office:value-type="float" office:value="12.00390625" calcext:value-type="float">
            <text:p>12.00390625</text:p>
          </table:table-cell>
          <table:table-cell table:formula="of:=((([.E18]*2)+([.C18]-2)))" office:value-type="float" office:value="61" calcext:value-type="float">
            <text:p>61</text:p>
          </table:table-cell>
          <table:table-cell/>
          <table:table-cell table:formula="of:=[.G18]" office:value-type="float" office:value="15" calcext:value-type="float">
            <text:p>15</text:p>
          </table:table-cell>
          <table:table-cell table:formula="of:=((([.H18]*2)+([.G18]-1)))" office:value-type="float" office:value="58" calcext:value-type="float">
            <text:p>58</text:p>
          </table:table-cell>
          <table:table-cell table:formula="of:=[.I16]+24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7]" office:value-type="float" office:value="5" calcext:value-type="float">
            <text:p>5</text:p>
          </table:table-cell>
          <table:table-cell table:formula="of:=(([.D17]-([.C18]-1)))/2" office:value-type="float" office:value="4.001953125" calcext:value-type="float">
            <text:p>4.001953125</text:p>
          </table:table-cell>
          <table:table-cell table:formula="of:=((([.E19]*2)+([.C19]-2)))" office:value-type="float" office:value="29" calcext:value-type="float">
            <text:p>29</text:p>
          </table:table-cell>
          <table:table-cell/>
          <table:table-cell table:formula="of:=[.G19]" office:value-type="float" office:value="15" calcext:value-type="float">
            <text:p>15</text:p>
          </table:table-cell>
          <table:table-cell table:formula="of:=((([.H19]*2)+([.G19]-1)))" office:value-type="float" office:value="22" calcext:value-type="float">
            <text:p>22</text:p>
          </table:table-cell>
          <table:table-cell table:formula="of:=[.I17]+24"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8]" office:value-type="float" office:value="5" calcext:value-type="float">
            <text:p>5</text:p>
          </table:table-cell>
          <table:table-cell table:formula="of:=(([.D18]-([.C19]-1)))/2" office:value-type="float" office:value="0.0009765625" calcext:value-type="float">
            <text:p>0.0009765625</text:p>
          </table:table-cell>
          <table:table-cell table:formula="of:=2*[.E20]+[.C20]-2"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I18]+24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9]" office:value-type="float" office:value="5" calcext:value-type="float">
            <text:p>5</text:p>
          </table:table-cell>
          <table:table-cell table:formula="of:=(([.D19]-([.C20]-1)))/2" office:value-type="float" office:value="-1.99951171875" calcext:value-type="float">
            <text:p>-1.999511718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filter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termediary layer 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9]" office:value-type="float" office:value="4" calcext:value-type="float">
            <text:p>4</text:p>
          </table:table-cell>
          <table:table-cell table:formula="of:=[.I19]+24" office:value-type="float" office:value="312" calcext:value-type="float">
            <text:p>312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21]-24" office:value-type="float" office:value="288" calcext:value-type="float">
            <text:p>288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22]-24"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23]-24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24]-24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25]-24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26]-24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27]-24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28]-24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29]-24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30]-24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31]-24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eep this odd to avoid losses when downsampling</text:p>
          </table:table-cell>
          <table:table-cell table:number-columns-repeated="6"/>
          <table:table-cell table:formula="of:=[.J32]-24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going down </text:p>
          </table:table-cell>
          <table:table-cell office:value-type="string" calcext:value-type="string">
            <text:p>filters</text:p>
          </table:table-cell>
          <table:table-cell/>
          <table:table-cell office:value-type="string" calcext:value-type="string">
            <text:p>kernel</text:p>
          </table:table-cell>
          <table:table-cell office:value-type="string" calcext:value-type="string">
            <text:p>Going up</text:p>
          </table:table-cell>
          <table:table-cell office:value-type="string" calcext:value-type="string">
            <text:p>fil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yers deep</text:p>
          </table:table-cell>
          <table:table-cell/>
          <table:table-cell table:formula="of:=(2*[.C36])+([.B36]-2)" office:value-type="float" office:value="147443" calcext:value-type="float">
            <text:p>1474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G36]*2-([.F36]-1))" office:value-type="float" office:value="16387" calcext:value-type="float">
            <text:p>16387</text:p>
          </table:table-cell>
          <table:table-cell/>
          <table:table-cell table:formula="of:=[.G35]/[.C35]" office:value-type="float" office:value="0.111141254586518" calcext:value-type="float">
            <text:p>0.11114125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2*[.C37])+([.B37]-2)" office:value-type="float" office:value="73715" calcext:value-type="float">
            <text:p>737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G37]*2-([.F37]-1))" office:value-type="float" office:value="8195" calcext:value-type="float">
            <text:p>8195</text:p>
          </table:table-cell>
          <table:table-cell office:value-type="float" office:value="24" calcext:value-type="float">
            <text:p>24</text:p>
          </table:table-cell>
          <table:table-cell table:formula="of:=[.G36]/[.C36]" office:value-type="float" office:value="0.111171403377874" calcext:value-type="float">
            <text:p>0.1111714034</text:p>
          </table:table-cell>
          <table:table-cell/>
          <table:table-cell office:value-type="float" office:value="16389" calcext:value-type="float">
            <text:p>16389</text:p>
          </table:table-cell>
          <table:table-cell office:value-type="float" office:value="147443" calcext:value-type="float">
            <text:p>147443</text:p>
          </table:table-cell>
          <table:table-cell table:formula="of:=[.K36]/[.L36]" office:value-type="float" office:value="0.111154819150451" calcext:value-type="float">
            <text:p>0.11115481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6]" office:value-type="float" office:value="15" calcext:value-type="float">
            <text:p>15</text:p>
          </table:table-cell>
          <table:table-cell table:formula="of:=(2*[.C38])+([.B38]-2)" office:value-type="float" office:value="36851" calcext:value-type="float">
            <text:p>3685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F36]" office:value-type="float" office:value="4" calcext:value-type="float">
            <text:p>4</text:p>
          </table:table-cell>
          <table:table-cell table:formula="of:=([.G38]*2-([.F38]-1))" office:value-type="float" office:value="4099" calcext:value-type="float">
            <text:p>4099</text:p>
          </table:table-cell>
          <table:table-cell office:value-type="float" office:value="48" calcext:value-type="float">
            <text:p>48</text:p>
          </table:table-cell>
          <table:table-cell table:formula="of:=[.G37]/[.C37]" office:value-type="float" office:value="0.111231716914059" calcext:value-type="float">
            <text:p>0.11123171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7]" office:value-type="float" office:value="15" calcext:value-type="float">
            <text:p>15</text:p>
          </table:table-cell>
          <table:table-cell table:formula="of:=(2*[.C39])+([.B39]-2)" office:value-type="float" office:value="18419" calcext:value-type="float">
            <text:p>1841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F37]" office:value-type="float" office:value="4" calcext:value-type="float">
            <text:p>4</text:p>
          </table:table-cell>
          <table:table-cell table:formula="of:=([.G39]*2-([.F39]-1))" office:value-type="float" office:value="2051" calcext:value-type="float">
            <text:p>2051</text:p>
          </table:table-cell>
          <table:table-cell office:value-type="float" office:value="72" calcext:value-type="float">
            <text:p>72</text:p>
          </table:table-cell>
          <table:table-cell table:formula="of:=[.G38]/[.C38]" office:value-type="float" office:value="0.111352407839731" calcext:value-type="float">
            <text:p>0.111352407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8]" office:value-type="float" office:value="15" calcext:value-type="float">
            <text:p>15</text:p>
          </table:table-cell>
          <table:table-cell table:formula="of:=(2*[.C40])+([.B40]-2)" office:value-type="float" office:value="9203" calcext:value-type="float">
            <text:p>920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F38]" office:value-type="float" office:value="4" calcext:value-type="float">
            <text:p>4</text:p>
          </table:table-cell>
          <table:table-cell table:formula="of:=([.G40]*2-([.F40]-1))" office:value-type="float" office:value="1027" calcext:value-type="float">
            <text:p>1027</text:p>
          </table:table-cell>
          <table:table-cell office:value-type="float" office:value="96" calcext:value-type="float">
            <text:p>96</text:p>
          </table:table-cell>
          <table:table-cell table:formula="of:=[.G39]/[.C39]" office:value-type="float" office:value="0.111594045419972" calcext:value-type="float">
            <text:p>0.111594045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9]" office:value-type="float" office:value="15" calcext:value-type="float">
            <text:p>15</text:p>
          </table:table-cell>
          <table:table-cell table:formula="of:=(2*[.C41])+([.B41]-2)" office:value-type="float" office:value="4595" calcext:value-type="float">
            <text:p>459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F39]" office:value-type="float" office:value="4" calcext:value-type="float">
            <text:p>4</text:p>
          </table:table-cell>
          <table:table-cell table:formula="of:=([.G41]*2-([.F41]-1))" office:value-type="float" office:value="515" calcext:value-type="float">
            <text:p>515</text:p>
          </table:table-cell>
          <table:table-cell office:value-type="float" office:value="120" calcext:value-type="float">
            <text:p>120</text:p>
          </table:table-cell>
          <table:table-cell table:formula="of:=[.G40]/[.C40]" office:value-type="float" office:value="0.112078346028292" calcext:value-type="float">
            <text:p>0.11207834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0]" office:value-type="float" office:value="15" calcext:value-type="float">
            <text:p>15</text:p>
          </table:table-cell>
          <table:table-cell table:formula="of:=(2*[.C42])+([.B42]-2)" office:value-type="float" office:value="2291" calcext:value-type="float">
            <text:p>2291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F40]" office:value-type="float" office:value="4" calcext:value-type="float">
            <text:p>4</text:p>
          </table:table-cell>
          <table:table-cell table:formula="of:=([.G42]*2-([.F42]-1))" office:value-type="float" office:value="259" calcext:value-type="float">
            <text:p>259</text:p>
          </table:table-cell>
          <table:table-cell office:value-type="float" office:value="144" calcext:value-type="float">
            <text:p>144</text:p>
          </table:table-cell>
          <table:table-cell table:formula="of:=[.G41]/[.C41]" office:value-type="float" office:value="0.113051069402008" calcext:value-type="float">
            <text:p>0.113051069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1]" office:value-type="float" office:value="15" calcext:value-type="float">
            <text:p>15</text:p>
          </table:table-cell>
          <table:table-cell table:formula="of:=(2*[.C43])+([.B43]-2)" office:value-type="float" office:value="1139" calcext:value-type="float">
            <text:p>1139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F41]" office:value-type="float" office:value="4" calcext:value-type="float">
            <text:p>4</text:p>
          </table:table-cell>
          <table:table-cell table:formula="of:=([.G43]*2-([.F43]-1))" office:value-type="float" office:value="131" calcext:value-type="float">
            <text:p>131</text:p>
          </table:table-cell>
          <table:table-cell office:value-type="float" office:value="168" calcext:value-type="float">
            <text:p>168</text:p>
          </table:table-cell>
          <table:table-cell table:formula="of:=[.G42]/[.C42]" office:value-type="float" office:value="0.115013169446883" calcext:value-type="float">
            <text:p>0.115013169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2]" office:value-type="float" office:value="15" calcext:value-type="float">
            <text:p>15</text:p>
          </table:table-cell>
          <table:table-cell table:formula="of:=(2*[.C44])+([.B44]-2)" office:value-type="float" office:value="563" calcext:value-type="float">
            <text:p>563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F42]" office:value-type="float" office:value="4" calcext:value-type="float">
            <text:p>4</text:p>
          </table:table-cell>
          <table:table-cell table:formula="of:=([.G44]*2-([.F44]-1))"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table:formula="of:=[.G43]/[.C43]" office:value-type="float" office:value="0.119005328596803" calcext:value-type="float">
            <text:p>0.119005328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43]" office:value-type="float" office:value="15" calcext:value-type="float">
            <text:p>15</text:p>
          </table:table-cell>
          <table:table-cell table:formula="of:=(2*[.C45])+([.B45]-2)" office:value-type="float" office:value="275" calcext:value-type="float">
            <text:p>275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F43]" office:value-type="float" office:value="4" calcext:value-type="float">
            <text:p>4</text:p>
          </table:table-cell>
          <table:table-cell table:formula="of:=([.G45]*2-([.F45]-1))"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table:formula="of:=[.G44]/[.C44]" office:value-type="float" office:value="0.127272727272727" calcext:value-type="float">
            <text:p>0.127272727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4]" office:value-type="float" office:value="15" calcext:value-type="float">
            <text:p>15</text:p>
          </table:table-cell>
          <table:table-cell table:formula="of:=(2*[.C46])+([.B46]-2)" office:value-type="float" office:value="131" calcext:value-type="float">
            <text:p>131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F44]" office:value-type="float" office:value="4" calcext:value-type="float">
            <text:p>4</text:p>
          </table:table-cell>
          <table:table-cell table:formula="of:=([.G46]*2-([.F46]-1))"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table:formula="of:=[.G45]/[.C45]" office:value-type="float" office:value="0.145038167938931" calcext:value-type="float">
            <text:p>0.145038167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45]" office:value-type="float" office:value="15" calcext:value-type="float">
            <text:p>15</text:p>
          </table:table-cell>
          <table:table-cell table:formula="of:=(2*[.C47])+([.B47]-2)" office:value-type="float" office:value="59" calcext:value-type="float">
            <text:p>59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F45]" office:value-type="float" office:value="4" calcext:value-type="float">
            <text:p>4</text:p>
          </table:table-cell>
          <table:table-cell table:formula="of:=([.G47]*2-([.F47]-1))"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formula="of:=[.G46]/[.C46]" office:value-type="float" office:value="0.186440677966102" calcext:value-type="float">
            <text:p>0.1864406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46]" office:value-type="float" office:value="15" calcext:value-type="float">
            <text:p>15</text:p>
          </table:table-cell>
          <table:table-cell table:formula="of:=(2*[.C48])+([.B48]-2)"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F46]" office:value-type="float" office:value="4" calcext:value-type="float">
            <text:p>4</text:p>
          </table:table-cell>
          <table:table-cell table:formula="of:=([.G48]*2-([.F48]-1))"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formula="of:=[.G47]/[.C47]" office:value-type="float" office:value="0.304347826086957" calcext:value-type="float">
            <text:p>0.304347826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F47]" office:value-type="float" office:value="4" calcext:value-type="float">
            <text:p>4</text:p>
          </table:table-cell>
          <table:table-cell table:formula="of:=[.C48]"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table:formula="of:=[.G48]/[.C48]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office:value-type="float" office:value="147443" calcext:value-type="float">
            <text:p>147443</text:p>
          </table:table-cell>
          <table:table-cell table:number-columns-repeated="4"/>
          <table:table-cell office:value-type="string" calcext:value-type="string">
            <text:p>after Downsampling</text:p>
          </table:table-cell>
          <table:table-cell office:value-type="string" calcext:value-type="string">
            <text:p>before downsampling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-([.B54]-1)" office:value-type="float" office:value="147429" calcext:value-type="float">
            <text:p>147429</text:p>
          </table:table-cell>
          <table:table-cell table:number-columns-repeated="4"/>
          <table:table-cell office:value-type="string" calcext:value-type="string">
            <text:p>after conv and down</text:p>
          </table:table-cell>
          <table:table-cell office:value-type="string" calcext:value-type="string">
            <text:p>what they say to use 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Going up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CEILING([.C54]/2)" office:value-type="float" office:value="73715" calcext:value-type="float">
            <text:p>737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2*[.H56])+([.G56]-2)" office:value-type="float" office:value="98291" calcext:value-type="float">
            <text:p>9829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L56]*2-([.K56]-1)-1)" office:value-type="float" office:value="49157" calcext:value-type="float">
            <text:p>49157</text:p>
          </table:table-cell>
          <table:table-cell table:number-columns-repeated="2"/>
          <table:table-cell table:formula="of:=[.L56]/[.H55]" office:value-type="float" office:value="0.250083934439572" calcext:value-type="float">
            <text:p>0.2500839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C55]-([.B56]-1)" office:value-type="float" office:value="73701" calcext:value-type="float">
            <text:p>737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5]" office:value-type="float" office:value="15" calcext:value-type="float">
            <text:p>15</text:p>
          </table:table-cell>
          <table:table-cell table:formula="of:=(2*[.H57])+([.G57]-2)" office:value-type="float" office:value="49139" calcext:value-type="float">
            <text:p>49139</text:p>
          </table:table-cell>
          <table:table-cell table:formula="of:=[.H56]*2-1" office:value-type="float" office:value="98277" calcext:value-type="float">
            <text:p>9827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([.L57]*2-([.K57]-1)-1)" office:value-type="float" office:value="24581" calcext:value-type="float">
            <text:p>24581</text:p>
          </table:table-cell>
          <table:table-cell/>
          <table:table-cell table:formula="of:=[.L57]*2" office:value-type="float" office:value="24586" calcext:value-type="float">
            <text:p>24586</text:p>
          </table:table-cell>
          <table:table-cell/>
        </table:table-row>
        <table:table-row table:style-name="ro1">
          <table:table-cell table:number-columns-repeated="2"/>
          <table:table-cell table:formula="of:=CEILING([.C56]/2)" office:value-type="float" office:value="36851" calcext:value-type="float">
            <text:p>368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56]" office:value-type="float" office:value="15" calcext:value-type="float">
            <text:p>15</text:p>
          </table:table-cell>
          <table:table-cell table:formula="of:=(2*[.H58])+([.G58]-2)" office:value-type="float" office:value="24563" calcext:value-type="float">
            <text:p>24563</text:p>
          </table:table-cell>
          <table:table-cell table:formula="of:=[.H57]*2-1" office:value-type="float" office:value="49125" calcext:value-type="float">
            <text:p>49125</text:p>
          </table:table-cell>
          <table:table-cell office:value-type="float" office:value="48" calcext:value-type="float">
            <text:p>48</text:p>
          </table:table-cell>
          <table:table-cell table:formula="of:=[.K56]" office:value-type="float" office:value="5" calcext:value-type="float">
            <text:p>5</text:p>
          </table:table-cell>
          <table:table-cell table:formula="of:=([.L58]*2-([.K58]-1)-1)" office:value-type="float" office:value="12293" calcext:value-type="float">
            <text:p>12293</text:p>
          </table:table-cell>
          <table:table-cell office:value-type="float" office:value="24" calcext:value-type="float">
            <text:p>24</text:p>
          </table:table-cell>
          <table:table-cell table:formula="of:=[.L58]*2" office:value-type="float" office:value="12298" calcext:value-type="float">
            <text:p>122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C57]-([.B58]-1)" office:value-type="float" office:value="36837" calcext:value-type="float">
            <text:p>368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57]" office:value-type="float" office:value="15" calcext:value-type="float">
            <text:p>15</text:p>
          </table:table-cell>
          <table:table-cell table:formula="of:=(2*[.H59])+([.G59]-2)" office:value-type="float" office:value="12275" calcext:value-type="float">
            <text:p>12275</text:p>
          </table:table-cell>
          <table:table-cell table:formula="of:=[.H58]*2-1" office:value-type="float" office:value="24549" calcext:value-type="float">
            <text:p>24549</text:p>
          </table:table-cell>
          <table:table-cell office:value-type="float" office:value="72" calcext:value-type="float">
            <text:p>72</text:p>
          </table:table-cell>
          <table:table-cell table:formula="of:=[.K57]" office:value-type="float" office:value="5" calcext:value-type="float">
            <text:p>5</text:p>
          </table:table-cell>
          <table:table-cell table:formula="of:=([.L59]*2-([.K59]-1)-1)" office:value-type="float" office:value="6149" calcext:value-type="float">
            <text:p>6149</text:p>
          </table:table-cell>
          <table:table-cell office:value-type="float" office:value="48" calcext:value-type="float">
            <text:p>48</text:p>
          </table:table-cell>
          <table:table-cell table:formula="of:=[.L59]*2" office:value-type="float" office:value="6154" calcext:value-type="float">
            <text:p>6154</text:p>
          </table:table-cell>
          <table:table-cell/>
        </table:table-row>
        <table:table-row table:style-name="ro1">
          <table:table-cell table:number-columns-repeated="2"/>
          <table:table-cell table:formula="of:=CEILING([.C58]/2)" office:value-type="float" office:value="18419" calcext:value-type="float">
            <text:p>184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58]" office:value-type="float" office:value="15" calcext:value-type="float">
            <text:p>15</text:p>
          </table:table-cell>
          <table:table-cell table:formula="of:=(2*[.H60])+([.G60]-2)" office:value-type="float" office:value="6131" calcext:value-type="float">
            <text:p>6131</text:p>
          </table:table-cell>
          <table:table-cell table:formula="of:=[.H59]*2-1" office:value-type="float" office:value="12261" calcext:value-type="float">
            <text:p>12261</text:p>
          </table:table-cell>
          <table:table-cell office:value-type="float" office:value="96" calcext:value-type="float">
            <text:p>96</text:p>
          </table:table-cell>
          <table:table-cell table:formula="of:=[.K58]" office:value-type="float" office:value="5" calcext:value-type="float">
            <text:p>5</text:p>
          </table:table-cell>
          <table:table-cell table:formula="of:=([.L60]*2-([.K60]-1)-1)" office:value-type="float" office:value="3077" calcext:value-type="float">
            <text:p>3077</text:p>
          </table:table-cell>
          <table:table-cell office:value-type="float" office:value="72" calcext:value-type="float">
            <text:p>72</text:p>
          </table:table-cell>
          <table:table-cell table:formula="of:=[.L60]*2" office:value-type="float" office:value="3082" calcext:value-type="float">
            <text:p>30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C59]-([.B60]-1)" office:value-type="float" office:value="18405" calcext:value-type="float">
            <text:p>1840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59]" office:value-type="float" office:value="15" calcext:value-type="float">
            <text:p>15</text:p>
          </table:table-cell>
          <table:table-cell table:formula="of:=(2*[.H61])+([.G61]-2)" office:value-type="float" office:value="3059" calcext:value-type="float">
            <text:p>3059</text:p>
          </table:table-cell>
          <table:table-cell table:formula="of:=[.H60]*2-1" office:value-type="float" office:value="6117" calcext:value-type="float">
            <text:p>6117</text:p>
          </table:table-cell>
          <table:table-cell office:value-type="float" office:value="120" calcext:value-type="float">
            <text:p>120</text:p>
          </table:table-cell>
          <table:table-cell table:formula="of:=[.K59]" office:value-type="float" office:value="5" calcext:value-type="float">
            <text:p>5</text:p>
          </table:table-cell>
          <table:table-cell table:formula="of:=([.L61]*2-([.K61]-1)-1)" office:value-type="float" office:value="1541" calcext:value-type="float">
            <text:p>1541</text:p>
          </table:table-cell>
          <table:table-cell office:value-type="float" office:value="96" calcext:value-type="float">
            <text:p>96</text:p>
          </table:table-cell>
          <table:table-cell table:formula="of:=[.L61]*2" office:value-type="float" office:value="1546" calcext:value-type="float">
            <text:p>1546</text:p>
          </table:table-cell>
          <table:table-cell/>
        </table:table-row>
        <table:table-row table:style-name="ro1">
          <table:table-cell table:number-columns-repeated="2"/>
          <table:table-cell table:formula="of:=CEILING([.C60]/2)" office:value-type="float" office:value="9203" calcext:value-type="float">
            <text:p>92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G60]" office:value-type="float" office:value="15" calcext:value-type="float">
            <text:p>15</text:p>
          </table:table-cell>
          <table:table-cell table:formula="of:=(2*[.H62])+([.G62]-2)" office:value-type="float" office:value="1523" calcext:value-type="float">
            <text:p>1523</text:p>
          </table:table-cell>
          <table:table-cell table:formula="of:=[.H61]*2-1" office:value-type="float" office:value="3045" calcext:value-type="float">
            <text:p>3045</text:p>
          </table:table-cell>
          <table:table-cell office:value-type="float" office:value="144" calcext:value-type="float">
            <text:p>144</text:p>
          </table:table-cell>
          <table:table-cell table:formula="of:=[.K60]" office:value-type="float" office:value="5" calcext:value-type="float">
            <text:p>5</text:p>
          </table:table-cell>
          <table:table-cell table:formula="of:=([.L62]*2-([.K62]-1)-1)" office:value-type="float" office:value="773" calcext:value-type="float">
            <text:p>773</text:p>
          </table:table-cell>
          <table:table-cell office:value-type="float" office:value="120" calcext:value-type="float">
            <text:p>120</text:p>
          </table:table-cell>
          <table:table-cell table:formula="of:=[.L62]*2"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C61]-([.B62]-1)" office:value-type="float" office:value="9189" calcext:value-type="float">
            <text:p>918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61]" office:value-type="float" office:value="15" calcext:value-type="float">
            <text:p>15</text:p>
          </table:table-cell>
          <table:table-cell table:formula="of:=(2*[.H63])+([.G63]-2)" office:value-type="float" office:value="755" calcext:value-type="float">
            <text:p>755</text:p>
          </table:table-cell>
          <table:table-cell table:formula="of:=[.H62]*2-1" office:value-type="float" office:value="1509" calcext:value-type="float">
            <text:p>1509</text:p>
          </table:table-cell>
          <table:table-cell office:value-type="float" office:value="168" calcext:value-type="float">
            <text:p>168</text:p>
          </table:table-cell>
          <table:table-cell table:formula="of:=[.K61]" office:value-type="float" office:value="5" calcext:value-type="float">
            <text:p>5</text:p>
          </table:table-cell>
          <table:table-cell table:formula="of:=([.L63]*2-([.K63]-1)-1)" office:value-type="float" office:value="389" calcext:value-type="float">
            <text:p>389</text:p>
          </table:table-cell>
          <table:table-cell office:value-type="float" office:value="144" calcext:value-type="float">
            <text:p>144</text:p>
          </table:table-cell>
          <table:table-cell table:formula="of:=[.L63]*2" office:value-type="float" office:value="394" calcext:value-type="float">
            <text:p>394</text:p>
          </table:table-cell>
          <table:table-cell/>
        </table:table-row>
        <table:table-row table:style-name="ro1">
          <table:table-cell table:number-columns-repeated="2"/>
          <table:table-cell table:formula="of:=CEILING([.C62]/2)" office:value-type="float" office:value="4595" calcext:value-type="float">
            <text:p>45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62]" office:value-type="float" office:value="15" calcext:value-type="float">
            <text:p>15</text:p>
          </table:table-cell>
          <table:table-cell table:formula="of:=(2*[.H64])+([.G64]-2)" office:value-type="float" office:value="371" calcext:value-type="float">
            <text:p>371</text:p>
          </table:table-cell>
          <table:table-cell table:formula="of:=[.H63]*2-1" office:value-type="float" office:value="741" calcext:value-type="float">
            <text:p>741</text:p>
          </table:table-cell>
          <table:table-cell office:value-type="float" office:value="192" calcext:value-type="float">
            <text:p>192</text:p>
          </table:table-cell>
          <table:table-cell table:formula="of:=[.K62]" office:value-type="float" office:value="5" calcext:value-type="float">
            <text:p>5</text:p>
          </table:table-cell>
          <table:table-cell table:formula="of:=([.L64]*2-([.K64]-1)-1)"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  <table:table-cell table:formula="of:=[.L64]*2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63]-([.B64]-1)" office:value-type="float" office:value="4581" calcext:value-type="float">
            <text:p>458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63]" office:value-type="float" office:value="15" calcext:value-type="float">
            <text:p>15</text:p>
          </table:table-cell>
          <table:table-cell table:formula="of:=(2*[.H65])+([.G65]-2)" office:value-type="float" office:value="179" calcext:value-type="float">
            <text:p>179</text:p>
          </table:table-cell>
          <table:table-cell table:formula="of:=[.H64]*2-1" office:value-type="float" office:value="357" calcext:value-type="float">
            <text:p>357</text:p>
          </table:table-cell>
          <table:table-cell office:value-type="float" office:value="216" calcext:value-type="float">
            <text:p>216</text:p>
          </table:table-cell>
          <table:table-cell table:formula="of:=[.K63]" office:value-type="float" office:value="5" calcext:value-type="float">
            <text:p>5</text:p>
          </table:table-cell>
          <table:table-cell table:formula="of:=([.L65]*2-([.K65]-1)-1)"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table:formula="of:=[.L65]*2"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2"/>
          <table:table-cell table:formula="of:=CEILING([.C64]/2)" office:value-type="float" office:value="2291" calcext:value-type="float">
            <text:p>229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G64]" office:value-type="float" office:value="15" calcext:value-type="float">
            <text:p>15</text:p>
          </table:table-cell>
          <table:table-cell table:formula="of:=(2*[.H66])+([.G66]-2)" office:value-type="float" office:value="83" calcext:value-type="float">
            <text:p>83</text:p>
          </table:table-cell>
          <table:table-cell table:formula="of:=[.H65]*2-1" office:value-type="float" office:value="165" calcext:value-type="float">
            <text:p>165</text:p>
          </table:table-cell>
          <table:table-cell office:value-type="float" office:value="240" calcext:value-type="float">
            <text:p>240</text:p>
          </table:table-cell>
          <table:table-cell table:formula="of:=[.K64]" office:value-type="float" office:value="5" calcext:value-type="float">
            <text:p>5</text:p>
          </table:table-cell>
          <table:table-cell table:formula="of:=([.L66]*2-([.K66]-1)-1)" office:value-type="float" office:value="53" calcext:value-type="float">
            <text:p>53</text:p>
          </table:table-cell>
          <table:table-cell office:value-type="float" office:value="216" calcext:value-type="float">
            <text:p>216</text:p>
          </table:table-cell>
          <table:table-cell table:formula="of:=[.L66]*2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C65]-([.B66]-1)" office:value-type="float" office:value="2277" calcext:value-type="float">
            <text:p>227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65]" office:value-type="float" office:value="15" calcext:value-type="float">
            <text:p>15</text:p>
          </table:table-cell>
          <table:table-cell table:formula="of:=(2*[.H67])+([.G67]-2)" office:value-type="float" office:value="35" calcext:value-type="float">
            <text:p>35</text:p>
          </table:table-cell>
          <table:table-cell table:formula="of:=[.H66]*2-1" office:value-type="float" office:value="69" calcext:value-type="float">
            <text:p>69</text:p>
          </table:table-cell>
          <table:table-cell office:value-type="float" office:value="264" calcext:value-type="float">
            <text:p>264</text:p>
          </table:table-cell>
          <table:table-cell table:formula="of:=[.K65]" office:value-type="float" office:value="5" calcext:value-type="float">
            <text:p>5</text:p>
          </table:table-cell>
          <table:table-cell table:formula="of:=([.L67]*2-([.K67]-1)-1)" office:value-type="float" office:value="29" calcext:value-type="float">
            <text:p>29</text:p>
          </table:table-cell>
          <table:table-cell office:value-type="float" office:value="240" calcext:value-type="float">
            <text:p>240</text:p>
          </table:table-cell>
          <table:table-cell table:formula="of:=[.L67]*2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2"/>
          <table:table-cell table:formula="of:=CEILING([.C66]/2)" office:value-type="float" office:value="1139" calcext:value-type="float">
            <text:p>113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66]" office:value-type="float" office:value="15" calcext:value-type="float">
            <text:p>15</text:p>
          </table:table-cell>
          <table:table-cell table:formula="of:=(2*[.H68])+([.G68]-2)" office:value-type="float" office:value="11" calcext:value-type="float">
            <text:p>11</text:p>
          </table:table-cell>
          <table:table-cell table:formula="of:=[.H67]*2-1"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table:formula="of:=[.K66]" office:value-type="float" office:value="5" calcext:value-type="float">
            <text:p>5</text:p>
          </table:table-cell>
          <table:table-cell table:formula="of:=([.L68]*2-([.K68]-1)-1)"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  <table:table-cell table:formula="of:=[.L68]*2-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C67]-([.B68]-1)" office:value-type="float" office:value="1125" calcext:value-type="float">
            <text:p>11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formula="of:=[.H68]*2-1" office:value-type="float" office:value="-3" calcext:value-type="float">
            <text:p>-3</text:p>
          </table:table-cell>
          <table:table-cell office:value-type="float" office:value="312" calcext:value-type="float">
            <text:p>312</text:p>
          </table:table-cell>
          <table:table-cell table:formula="of:=[.K67]" office:value-type="float" office:value="5" calcext:value-type="float">
            <text:p>5</text:p>
          </table:table-cell>
          <table:table-cell table:formula="of:=[.H67]" office:value-type="float" office:value="11" calcext:value-type="float">
            <text:p>11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CEILING([.C68]/2)" office:value-type="float" office:value="563" calcext:value-type="float">
            <text:p>56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 style:data-style-name="N2" text:time-value="02:31:57.983740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02:32:00.892085807</meta:creation-date>
    <meta:editing-duration>PT2H32M46S</meta:editing-duration>
    <meta:editing-cycles>2</meta:editing-cycles>
    <meta:generator>LibreOffice/5.1.6.2$Linux_X86_64 LibreOffice_project/10m0$Build-2</meta:generator>
    <dc:date>2018-11-24T22:07:49.395592766</dc:date>
    <meta:document-statistic meta:table-count="1" meta:cell-count="397" meta:object-count="0"/>
  </office:meta>
</office:document-meta>
</file>